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82cm" svg:stroke-color="#00660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2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2.49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4.74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4.291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3.513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1.566cm" fo:padding-top="0.177cm" fo:padding-bottom="0.177cm" fo:padding-left="0.302cm" fo:padding-right="0.302cm"/>
    </style:style>
    <style:style style:name="gr7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5cm" fo:min-width="0.93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5cm" fo:min-width="0.931cm" fo:padding-top="0.165cm" fo:padding-bottom="0.165cm" fo:padding-left="0.29cm" fo:padding-right="0.29cm"/>
    </style:style>
    <style:style style:name="gr9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2.358cm" fo:padding-top="0.177cm" fo:padding-bottom="0.177cm" fo:padding-left="0.302cm" fo:padding-right="0.302cm"/>
    </style:style>
    <style:style style:name="gr10" style:family="graphic" style:parent-style-name="standard">
      <style:graphic-properties svg:stroke-width="0.212cm" svg:stroke-color="#801900" draw:marker-start-width="0.517cm" draw:marker-end="Arrow" draw:marker-end-width="0.517cm" draw:fill="solid" draw:fill-color="#eeeeee" draw:textarea-horizontal-align="justify" draw:textarea-vertical-align="middle" draw:auto-grow-height="false" fo:min-height="0.476cm" fo:min-width="0.34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ff0000" draw:marker-start-width="0.517cm" draw:marker-end="Arrow" draw:marker-end-width="0.517cm" draw:fill="solid" draw:fill-color="#eeeeee" draw:textarea-horizontal-align="justify" draw:textarea-vertical-align="middle" draw:auto-grow-height="false" fo:min-height="0.477cm" fo:min-width="0.356cm" fo:padding-top="0.23cm" fo:padding-bottom="0.23cm" fo:padding-left="0.355cm" fo:padding-right="0.355cm"/>
    </style:style>
    <style:style style:name="gr12" style:family="graphic" style:parent-style-name="standard">
      <style:graphic-properties svg:stroke-color="#006600" draw:fill-color="#006600" draw:opacity="100%" draw:textarea-horizontal-align="justify" draw:textarea-vertical-align="middle" draw:auto-grow-height="false" fo:min-height="0cm" fo:min-width="0.589cm"/>
    </style:style>
    <style:style style:name="gr13" style:family="graphic" style:parent-style-name="standard">
      <style:graphic-properties svg:stroke-color="#006600" draw:fill-color="#006600" draw:opacity="100%" draw:textarea-horizontal-align="justify" draw:textarea-vertical-align="middle" draw:auto-grow-height="false" fo:min-height="0.123cm" fo:min-width="0.15cm"/>
    </style:style>
    <style:style style:name="gr14" style:family="graphic" style:parent-style-name="standard">
      <style:graphic-properties svg:stroke-color="#006600" draw:fill-color="#006600" draw:textarea-horizontal-align="justify" draw:textarea-vertical-align="middle" draw:auto-grow-height="false" fo:min-height="0.121cm" fo:min-width="0.116cm"/>
    </style:style>
    <style:style style:name="gr15" style:family="graphic" style:parent-style-name="standard">
      <style:graphic-properties svg:stroke-color="#006600" draw:fill-color="#006600" draw:textarea-horizontal-align="justify" draw:textarea-vertical-align="middle" draw:auto-grow-height="false" fo:min-height="0.122cm" fo:min-width="0.117cm"/>
    </style:style>
    <style:style style:name="gr16" style:family="graphic" style:parent-style-name="standard">
      <style:graphic-properties svg:stroke-color="#006600" draw:fill-color="#006600" draw:textarea-horizontal-align="justify" draw:textarea-vertical-align="middle" draw:auto-grow-height="false" fo:min-height="0.122cm" fo:min-width="0.025cm"/>
    </style:style>
    <style:style style:name="gr17" style:family="graphic" style:parent-style-name="standard">
      <style:graphic-properties svg:stroke-color="#006600" draw:fill-color="#006600" draw:opacity="100%" draw:textarea-horizontal-align="justify" draw:textarea-vertical-align="middle" draw:auto-grow-height="false" fo:min-height="0.123cm" fo:min-width="0.148cm"/>
    </style:style>
    <style:style style:name="gr18" style:family="graphic" style:parent-style-name="standard">
      <style:graphic-properties svg:stroke-width="0.282cm" svg:stroke-color="#ff3333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19" style:family="graphic" style:parent-style-name="standard">
      <style:graphic-properties svg:stroke-color="#006600" draw:fill-color="#006600" draw:textarea-horizontal-align="justify" draw:textarea-vertical-align="middle" draw:auto-grow-height="false" fo:min-height="0.121cm" fo:min-width="0.118cm"/>
    </style:style>
    <style:style style:name="gr20" style:family="graphic" style:parent-style-name="standard">
      <style:graphic-properties svg:stroke-color="#006600" draw:fill-color="#006600" draw:textarea-horizontal-align="justify" draw:textarea-vertical-align="middle" draw:auto-grow-height="false" fo:min-height="0.121cm" fo:min-width="0.117cm"/>
    </style:style>
    <style:style style:name="gr21" style:family="graphic" style:parent-style-name="standard">
      <style:graphic-properties svg:stroke-color="#006600" draw:fill-color="#006600" draw:opacity="100%" draw:textarea-horizontal-align="justify" draw:textarea-vertical-align="middle" draw:auto-grow-height="false" fo:min-height="0.123cm" fo:min-width="0.147cm"/>
    </style:style>
    <style:style style:name="gr22" style:family="graphic" style:parent-style-name="standard">
      <style:graphic-properties svg:stroke-width="0.282cm" svg:stroke-color="#80190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23" style:family="graphic" style:parent-style-name="standard">
      <style:graphic-properties svg:stroke-width="0.282cm" svg:stroke-color="#ff000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24" style:family="graphic" style:parent-style-name="standard">
      <style:graphic-properties svg:stroke-width="0.212cm" svg:stroke-color="#666666" draw:marker-start-width="0.517cm" draw:marker-end="Arrow" draw:marker-end-width="0.517cm" draw:fill="solid" draw:fill-color="#eeeeee" draw:textarea-horizontal-align="justify" draw:textarea-vertical-align="middle" draw:auto-grow-height="false" fo:min-height="0.478cm" fo:min-width="0.35cm" fo:padding-top="0.23cm" fo:padding-bottom="0.23cm" fo:padding-left="0.355cm" fo:padding-right="0.355cm"/>
    </style:style>
    <style:style style:name="gr25" style:family="graphic" style:parent-style-name="standard">
      <style:graphic-properties svg:stroke-width="0.282cm" svg:stroke-color="#80808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26" style:family="graphic" style:parent-style-name="standard">
      <style:graphic-properties svg:stroke-width="0.212cm" svg:stroke-color="#006600" draw:marker-start-width="0.517cm" draw:marker-end="Arrow" draw:marker-end-width="0.517cm" draw:fill="solid" draw:fill-color="#eeeeee" draw:textarea-horizontal-align="justify" draw:textarea-vertical-align="middle" draw:auto-grow-height="false" fo:min-height="0.478cm" fo:min-width="0.371cm" fo:padding-top="0.23cm" fo:padding-bottom="0.23cm" fo:padding-left="0.355cm" fo:padding-right="0.355cm"/>
    </style:style>
    <style:style style:name="gr27" style:family="graphic" style:parent-style-name="standard">
      <style:graphic-properties svg:stroke-width="0.212cm" svg:stroke-color="#006600" draw:marker-start-width="0.517cm" draw:marker-end="Arrow" draw:marker-end-width="0.517cm" draw:fill="solid" draw:fill-color="#eeeeee" draw:textarea-horizontal-align="justify" draw:textarea-vertical-align="middle" draw:auto-grow-height="false" fo:min-height="0.478cm" fo:min-width="0.372cm" fo:padding-top="0.23cm" fo:padding-bottom="0.23cm" fo:padding-left="0.355cm" fo:padding-right="0.355cm"/>
    </style:style>
    <style:style style:name="gr28" style:family="graphic" style:parent-style-name="standard">
      <style:graphic-properties svg:stroke-width="0.212cm" svg:stroke-color="#006600" draw:marker-start-width="0.517cm" draw:marker-end="Arrow" draw:marker-end-width="0.517cm" draw:fill="solid" draw:fill-color="#eeeeee" draw:textarea-horizontal-align="justify" draw:textarea-vertical-align="middle" draw:auto-grow-height="false" fo:min-height="0.477cm" fo:min-width="0.371cm" fo:padding-top="0.23cm" fo:padding-bottom="0.23cm" fo:padding-left="0.355cm" fo:padding-right="0.355cm"/>
    </style:style>
    <style:style style:name="gr29" style:family="graphic" style:parent-style-name="standard">
      <style:graphic-properties svg:stroke-width="0.212cm" svg:stroke-color="#006600" draw:marker-start-width="0.517cm" draw:marker-end="Arrow" draw:marker-end-width="0.517cm" draw:fill="solid" draw:fill-color="#eeeeee" draw:textarea-horizontal-align="justify" draw:textarea-vertical-align="middle" draw:auto-grow-height="false" fo:min-height="0.477cm" fo:min-width="0.372cm" fo:padding-top="0.23cm" fo:padding-bottom="0.23cm" fo:padding-left="0.355cm" fo:padding-right="0.355cm"/>
    </style:style>
    <style:style style:name="gr30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2.333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2.334cm" fo:padding-top="0.177cm" fo:padding-bottom="0.177cm" fo:padding-left="0.302cm" fo:padding-right="0.302cm"/>
    </style:style>
    <style:style style:name="gr32" style:family="graphic" style:parent-style-name="standard">
      <style:graphic-properties svg:stroke-width="0.212cm" svg:stroke-color="#ff0000" draw:marker-start-width="0.517cm" draw:marker-end="Arrow" draw:marker-end-width="0.517cm" draw:fill="solid" draw:fill-color="#eeeeee" draw:textarea-horizontal-align="justify" draw:textarea-vertical-align="middle" draw:auto-grow-height="false" fo:min-height="0.477cm" fo:min-width="0.376cm" fo:padding-top="0.23cm" fo:padding-bottom="0.23cm" fo:padding-left="0.355cm" fo:padding-right="0.355cm"/>
    </style:style>
    <style:style style:name="gr33" style:family="graphic" style:parent-style-name="standard">
      <style:graphic-properties svg:stroke-width="0.212cm" svg:stroke-color="#ff0000" draw:marker-start-width="0.517cm" draw:marker-end="Arrow" draw:marker-end-width="0.517cm" draw:fill="solid" draw:fill-color="#eeeeee" draw:textarea-horizontal-align="justify" draw:textarea-vertical-align="middle" draw:auto-grow-height="false" fo:min-height="0.478cm" fo:min-width="0.376cm" fo:padding-top="0.23cm" fo:padding-bottom="0.23cm" fo:padding-left="0.355cm" fo:padding-right="0.355cm"/>
    </style:style>
    <style:style style:name="gr34" style:family="graphic" style:parent-style-name="standard">
      <style:graphic-properties svg:stroke-width="0.212cm" svg:stroke-color="#801900" draw:marker-start-width="0.517cm" draw:marker-end="Arrow" draw:marker-end-width="0.517cm" draw:fill="solid" draw:fill-color="#eeeeee" draw:textarea-horizontal-align="justify" draw:textarea-vertical-align="middle" draw:auto-grow-height="false" fo:min-height="0.476cm" fo:min-width="0.35cm" fo:padding-top="0.23cm" fo:padding-bottom="0.23cm" fo:padding-left="0.355cm" fo:padding-right="0.355cm"/>
    </style:style>
    <style:style style:name="gr35" style:family="graphic" style:parent-style-name="standard">
      <style:graphic-properties svg:stroke-width="0.212cm" svg:stroke-color="#801900" draw:marker-start-width="0.517cm" draw:marker-end="Arrow" draw:marker-end-width="0.517cm" draw:fill="solid" draw:fill-color="#eeeeee" draw:textarea-horizontal-align="justify" draw:textarea-vertical-align="middle" draw:auto-grow-height="false" fo:min-height="0.478cm" fo:min-width="0.351cm" fo:padding-top="0.23cm" fo:padding-bottom="0.23cm" fo:padding-left="0.355cm" fo:padding-right="0.355cm"/>
    </style:style>
    <style:style style:name="gr36" style:family="graphic" style:parent-style-name="standard">
      <style:graphic-properties svg:stroke-width="0.212cm" svg:stroke-color="#ff0000" draw:marker-start-width="0.517cm" draw:marker-end="Arrow" draw:marker-end-width="0.517cm" draw:fill="solid" draw:fill-color="#eeeeee" draw:textarea-horizontal-align="justify" draw:textarea-vertical-align="middle" draw:auto-grow-height="false" fo:min-height="0.477cm" fo:min-width="0.357cm" fo:padding-top="0.23cm" fo:padding-bottom="0.23cm" fo:padding-left="0.355cm" fo:padding-right="0.3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8cm" fo:min-width="0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af0c4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4" style:family="paragraph">
      <loext:graphic-properties draw:fill="solid" draw:fill-color="#cfe7f5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5" style:family="paragraph">
      <loext:graphic-properties draw:fill="solid" draw:fill-color="#eeeeee"/>
      <style:paragraph-properties fo:text-align="center"/>
      <style:text-properties fo:color="#801900" style:font-name="Courier New1" fo:font-size="18pt" fo:font-style="normal" fo:text-shadow="none" style:text-underline-style="none" fo:font-weight="bold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fo:color="#ff0000" style:font-name="Courier New1" fo:font-size="18pt" fo:font-style="normal" fo:font-weight="bold"/>
    </style:style>
    <style:style style:name="P7" style:family="paragraph">
      <loext:graphic-properties draw:fill-color="#006600" draw:opacity="100%"/>
      <style:paragraph-properties fo:text-align="center"/>
    </style:style>
    <style:style style:name="P8" style:family="paragraph">
      <loext:graphic-properties draw:fill-color="#006600"/>
      <style:paragraph-properties fo:text-align="center"/>
    </style:style>
    <style:style style:name="P9" style:family="paragraph">
      <style:paragraph-properties fo:text-align="center"/>
      <style:text-properties fo:color="#666666"/>
    </style:style>
    <style:style style:name="P10" style:family="paragraph">
      <loext:graphic-properties draw:fill="solid" draw:fill-color="#eeeeee"/>
      <style:paragraph-properties fo:text-align="center"/>
      <style:text-properties fo:color="#666666" style:font-name="Courier New1" fo:font-size="18pt" fo:font-style="normal" fo:text-shadow="none" style:text-underline-style="none" fo:font-weight="bold" style:font-size-asian="18pt" style:font-size-complex="18pt"/>
    </style:style>
    <style:style style:name="P11" style:family="paragraph">
      <style:paragraph-properties fo:text-align="center"/>
      <style:text-properties fo:color="#006600"/>
    </style:style>
    <style:style style:name="P12" style:family="paragraph">
      <loext:graphic-properties draw:fill="solid" draw:fill-color="#eeeeee"/>
      <style:paragraph-properties fo:text-align="center"/>
      <style:text-properties fo:color="#006600" style:font-name="Courier New1" fo:font-size="18pt" fo:font-style="normal" fo:text-shadow="none" style:text-underline-style="none" fo:font-weight="bold" style:font-size-asian="18pt" style:font-size-complex="18pt"/>
    </style:style>
    <style:style style:name="P13" style:family="paragraph">
      <style:paragraph-properties fo:text-align="end"/>
      <style:text-properties fo:color="#808080" style:font-name="Courier New1" fo:font-weight="bold"/>
    </style:style>
    <style:style style:name="P14" style:family="paragraph">
      <loext:graphic-properties draw:fill="none" draw:fill-color="#ffffff"/>
      <style:paragraph-properties fo:text-align="end"/>
      <style:text-properties fo:color="#808080" style:font-name="Courier New1" fo:font-size="60pt" fo:font-weight="bold" style:font-size-asian="60pt" style:font-size-complex="60pt"/>
    </style:style>
    <style:style style:name="T1" style:family="text">
      <style:text-properties style:font-name="Courier New1" fo:font-size="18pt" fo:font-style="normal" fo:font-weight="bold" style:font-size-asian="18pt" style:font-size-complex="18pt"/>
    </style:style>
    <style:style style:name="T2" style:family="text">
      <style:text-properties fo:color="#801900" style:font-name="Courier New1" fo:font-size="18pt" fo:font-style="normal" fo:text-shadow="none" style:text-underline-style="none" fo:font-weight="bold" style:font-size-asian="7pt" style:font-size-complex="7pt"/>
    </style:style>
    <style:style style:name="T3" style:family="text">
      <style:text-properties fo:color="#ff0000" style:font-name="Courier New1" fo:font-size="18pt" fo:font-style="normal" fo:font-weight="bold" style:font-size-asian="7pt" style:font-size-complex="7pt"/>
    </style:style>
    <style:style style:name="T4" style:family="text">
      <style:text-properties style:font-name="Courier New1" fo:font-size="18pt" fo:font-style="normal" fo:text-shadow="none" style:text-underline-style="none" fo:font-weight="bold" style:font-size-asian="7pt" style:font-size-complex="7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measurelines" svg:x1="6.132cm" svg:y1="18.715cm" svg:x2="6.168cm" svg:y2="14.92cm" draw:start-shape="id1" draw:end-shape="id2" draw:end-glue-point="2" svg:d="M6132 18715v-1898h36v-1897" svg:viewBox="0 0 37 3796">
          <text:p/>
        </draw:connector>
        <draw:custom-shape draw:style-name="gr2" draw:text-style-name="P3" xml:id="id18" draw:id="id18" draw:layer="layout" svg:width="3.101cm" svg:height="1.676cm" svg:x="17.915cm" svg:y="5.005cm">
          <draw:glue-point draw:id="4" svg:x="-0.902cm" svg:y="-0.508cm" draw:align="center"/>
          <draw:glue-point draw:id="5" svg:x="3.246cm" svg:y="-5cm"/>
          <text:p text:style-name="P2"><text:span text:style-name="T1">Draft </text:span></text:p>
          <text:p text:style-name="P2"><text:span text:style-name="T1">Implem.</text:span></text:p>
          <draw:enhanced-geometry svg:viewBox="0 0 21600 21600" draw:mirror-horizontal="false" draw:mirror-vertical="false" draw:extrusion="false" draw:extrusion-depth="0.5cm 0" draw:type="rectangle" draw:enhanced-path="M 0 0 L 21600 0 21600 21600 0 21600 0 0 Z N"/>
        </draw:custom-shape>
        <draw:custom-shape draw:style-name="gr3" draw:text-style-name="P3" xml:id="id6" draw:id="id6" draw:layer="layout" svg:width="5.348cm" svg:height="1.675cm" svg:x="1.923cm" svg:y="16.644cm">
          <draw:glue-point draw:id="4" svg:x="-0.902cm" svg:y="-0.508cm" draw:align="center"/>
          <draw:glue-point draw:id="5" svg:x="2.81cm" svg:y="-5cm"/>
          <draw:glue-point draw:id="6" svg:x="1.209cm" svg:y="-5cm"/>
          <text:p text:style-name="P2"><text:span text:style-name="T1">Developing </text:span></text:p>
          <text:p text:style-name="P2"><text:span text:style-name="T1">Competing 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895cm" svg:height="1.676cm" svg:x="3.685cm" svg:y="18.715cm">
          <draw:glue-point draw:id="4" svg:x="-0.902cm" svg:y="-0.508cm" draw:align="center"/>
          <draw:glue-point draw:id="5" svg:x="3.246cm" svg:y="-5cm"/>
          <text:p text:style-name="P2"><text:span text:style-name="T1">Issues</text:span></text:p>
          <text:p text:style-name="P2"><text:span text:style-name="T1">Accu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117cm" svg:height="1.675cm" svg:x="4.11cm" svg:y="13.245cm">
          <draw:glue-point draw:id="4" svg:x="3.246cm" svg:y="-5cm"/>
          <draw:glue-point draw:id="5" svg:x="2.732cm" svg:y="5cm"/>
          <draw:glue-point draw:id="6" svg:x="-2.241cm" svg:y="5cm"/>
          <text:p text:style-name="P2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17cm" svg:height="1.676cm" svg:x="2.804cm" svg:y="5.005cm">
          <draw:glue-point draw:id="4" svg:x="-0.902cm" svg:y="-0.508cm" draw:align="center"/>
          <draw:glue-point draw:id="5" svg:x="3.246cm" svg:y="-5cm"/>
          <text:p text:style-name="P2"><text:span text:style-name="T1">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022cm" svg:height="2.359cm" svg:x="14.01cm" svg:y="4.663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xml:id="id4" draw:id="id4" draw:layer="layout" svg:width="3.021cm" svg:height="2.359cm" svg:x="22.155cm" svg:y="4.663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15" draw:id="id15" draw:layer="layout" svg:width="3.023cm" svg:height="2.359cm" svg:x="9.12cm" svg:y="12.904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10" draw:id="id10" draw:layer="layout" svg:width="2.962cm" svg:height="1.675cm" svg:x="13.093cm" svg:y="13.245cm">
          <draw:glue-point draw:id="4" svg:x="-0.902cm" svg:y="-0.508cm" draw:align="center"/>
          <draw:glue-point draw:id="5" svg:x="3.246cm" svg:y="-5cm"/>
          <text:p text:style-name="P2"><text:span text:style-name="T1">Change</text:span></text:p>
          <text:p text:style-name="P2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" draw:id="id3" draw:layer="layout" svg:width="3.021cm" svg:height="2.359cm" svg:x="17.094cm" svg:y="12.904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8.605cm" svg:y1="15.263cm" svg:x2="7.292cm" svg:y2="14.919cm" draw:start-shape="id3" draw:start-glue-point="6" draw:end-shape="id2" draw:end-glue-point="5" svg:d="M18605 15263v541h-11313v-885" svg:viewBox="0 0 11314 886">
          <text:p/>
        </draw:connector>
        <draw:custom-shape draw:style-name="gr10" draw:text-style-name="P5" xml:id="id11" draw:id="id11" draw:layer="layout" svg:width="1.497cm" svg:height="1.324cm" svg:x="13.823cm" svg:y="10.596cm">
          <text:p text:style-name="P2"><text:span text:style-name="T2">D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5" draw:id="id5" draw:layer="layout" svg:width="1.506cm" svg:height="1.325cm" svg:x="22.908cm" svg:y="7.818cm">
          <text:p text:style-name="P2"><text:span text:style-name="T3">Re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cm 0cm -0.95cm" svg:x1="25.176cm" svg:y1="5.843cm" svg:x2="4.11cm" svg:y2="14.082cm" draw:start-shape="id4" draw:start-glue-point="7" draw:end-shape="id2" draw:end-glue-point="3" svg:d="M25176 5843h541v4284h-23111v3955h1504" svg:viewBox="0 0 23112 8240">
          <text:p/>
        </draw:connector>
        <draw:custom-shape draw:style-name="gr12" draw:text-style-name="P7" draw:layer="measurelines" svg:width="1.166cm" svg:height="0.539cm" draw:transform="rotate (-3.14159265358979) translate (16.872cm 10.412cm)">
          <text:p/>
          <draw:enhanced-geometry svg:viewBox="0 0 21600 21600" draw:text-areas="0 ?f0 ?f5 ?f2" draw:type="right-arrow" draw:modifiers="10826.1924009701 9366.666666666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measurelines" svg:width="0.952cm" svg:height="0.611cm" svg:x="9.019cm" svg:y="5.537cm">
          <text:p/>
          <draw:enhanced-geometry svg:viewBox="0 0 21600 21600" draw:text-areas="0 ?f0 ?f5 ?f2" draw:type="right-arrow" draw:modifiers="10305.6338028169 4233.333333333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measurelines" svg:width="1.14cm" svg:height="0.579cm" svg:x="4.974cm" svg:y="5.552cm">
          <text:p/>
          <draw:enhanced-geometry svg:viewBox="0 0 21600 21600" draw:text-areas="?f5 ?f1 ?f6 ?f3" draw:type="left-right-arrow" draw:modifiers="7747.43801652893 3883.146067415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measurelines" svg:width="1.141cm" svg:height="0.58cm" svg:x="12.928cm" svg:y="5.517cm">
          <text:p/>
          <draw:enhanced-geometry svg:viewBox="0 0 21600 21600" draw:text-areas="?f5 ?f1 ?f6 ?f3" draw:type="left-right-arrow" draw:modifiers="7747.43801652893 3883.146067415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measurelines" svg:width="0.971cm" svg:height="0.58cm" svg:x="8.227cm" svg:y="13.786cm">
          <text:p/>
          <draw:enhanced-geometry svg:viewBox="0 0 21600 21600" draw:text-areas="?f5 ?f1 ?f6 ?f3" draw:type="left-right-arrow" draw:modifiers="7747.43801652893 3883.146067415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measurelines" svg:width="0.95cm" svg:height="0.611cm" svg:x="12.143cm" svg:y="13.773cm">
          <text:p/>
          <draw:enhanced-geometry svg:viewBox="0 0 21600 21600" draw:text-areas="0 ?f0 ?f5 ?f2" draw:type="right-arrow" draw:modifiers="10305.6338028169 4233.333333333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measurelines" svg:x1="23.666cm" svg:y1="7.022cm" svg:x2="23.661cm" svg:y2="7.818cm" draw:start-shape="id4" draw:start-glue-point="6" draw:end-shape="id5" draw:end-glue-point="4" svg:d="M23666 7022v365h-5v431" svg:viewBox="0 0 6 797">
          <text:p/>
        </draw:connector>
        <draw:connector draw:style-name="gr1" draw:text-style-name="P1" draw:layer="measurelines" svg:x1="5.243cm" svg:y1="16.644cm" svg:x2="5.246cm" svg:y2="14.919cm" draw:start-shape="id6" draw:start-glue-point="6" draw:end-shape="id2" draw:end-glue-point="6" svg:d="M5243 16644v-863h3v-862" svg:viewBox="0 0 4 1726">
          <text:p/>
        </draw:connector>
        <draw:custom-shape draw:style-name="gr19" draw:text-style-name="P8" draw:layer="measurelines" svg:width="1.142cm" svg:height="0.579cm" svg:x="21.013cm" svg:y="5.552cm">
          <text:p/>
          <draw:enhanced-geometry svg:viewBox="0 0 21600 21600" draw:text-areas="?f5 ?f1 ?f6 ?f3" draw:type="left-right-arrow" draw:modifiers="7747.43801652893 3883.146067415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measurelines" svg:width="1.141cm" svg:height="0.579cm" svg:x="16.055cm" svg:y="13.8cm">
          <text:p/>
          <draw:enhanced-geometry svg:viewBox="0 0 21600 21600" draw:text-areas="?f5 ?f1 ?f6 ?f3" draw:type="left-right-arrow" draw:modifiers="7747.43801652893 3883.146067415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7" draw:layer="layout" svg:width="0.948cm" svg:height="0.611cm" svg:x="16.967cm" svg:y="5.537cm">
          <text:p/>
          <draw:enhanced-geometry svg:viewBox="0 0 21600 21600" draw:text-areas="0 ?f0 ?f5 ?f2" draw:type="right-arrow" draw:modifiers="10305.6338028169 4233.333333333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svg:x1="7.552cm" svg:y1="7.004cm" svg:x2="7.565cm" svg:y2="7.82cm" draw:start-shape="id7" draw:start-glue-point="6" draw:end-shape="id8" draw:end-glue-point="4" svg:d="M7552 7004v375h13v441" svg:viewBox="0 0 14 817">
          <text:p/>
        </draw:connector>
        <draw:connector draw:style-name="gr22" draw:text-style-name="P1" draw:layer="layout" svg:x1="6.168cm" svg:y1="13.245cm" svg:x2="6.171cm" svg:y2="11.931cm" draw:start-shape="id2" draw:start-glue-point="0" draw:end-shape="id9" draw:end-glue-point="8" svg:d="M6168 13245v-630h3v-684" svg:viewBox="0 0 4 1315">
          <text:p/>
        </draw:connector>
        <draw:connector draw:style-name="gr22" draw:text-style-name="P1" draw:layer="layout" svg:x1="14.574cm" svg:y1="13.245cm" svg:x2="14.571cm" svg:y2="11.92cm" draw:start-shape="id10" draw:start-glue-point="0" draw:end-shape="id11" draw:end-glue-point="8" svg:d="M14574 13245v-636h-3v-689" svg:viewBox="0 0 4 1326">
          <text:p/>
        </draw:connector>
        <draw:connector draw:style-name="gr22" draw:text-style-name="P1" draw:layer="layout" svg:x1="11.459cm" svg:y1="6.681cm" svg:x2="11.463cm" svg:y2="7.721cm" draw:start-shape="id12" draw:start-glue-point="2" draw:end-shape="id13" draw:end-glue-point="4" svg:d="M11459 6681v494h4v546" svg:viewBox="0 0 5 1041">
          <text:p/>
        </draw:connector>
        <draw:connector draw:style-name="gr23" draw:text-style-name="P1" draw:layer="layout" svg:x1="10.629cm" svg:y1="12.904cm" svg:x2="10.626cm" svg:y2="12.042cm" draw:end-shape="id14" draw:end-glue-point="8" svg:d="M10629 12904v-127h-3v-735" svg:viewBox="0 0 4 863">
          <text:p/>
        </draw:connector>
        <draw:custom-shape draw:style-name="gr7" draw:text-style-name="P4" xml:id="id7" draw:id="id7" draw:layer="layout" svg:width="3.022cm" svg:height="2.359cm" svg:x="6.041cm" svg:y="4.645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xml:id="id16" draw:id="id16" draw:layer="layout" svg:width="1.498cm" svg:height="1.326cm" svg:x="9.884cm" svg:y="16.693cm">
          <text:p text:style-name="P9"><text:span text:style-name="T4">Rp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svg:x1="10.632cm" svg:y1="15.263cm" svg:x2="10.633cm" svg:y2="16.693cm" draw:start-shape="id15" draw:start-glue-point="6" draw:end-shape="id16" draw:end-glue-point="4" svg:d="M10632 15263v683h1v747" svg:viewBox="0 0 2 1431">
          <text:p/>
        </draw:connector>
        <draw:custom-shape draw:style-name="gr26" draw:text-style-name="P12" draw:layer="layout" svg:width="1.529cm" svg:height="1.326cm" svg:x="9.33cm" svg:y="3.679cm">
          <text:p text:style-name="P11"><text:span text:style-name="T4">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528cm" svg:height="1.326cm" svg:x="17.228cm" svg:y="3.679cm">
          <text:p text:style-name="P11"><text:span text:style-name="T4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528cm" svg:height="1.326cm" svg:x="2.141cm" svg:y="3.679cm">
          <text:p text:style-name="P11"><text:span text:style-name="T4">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529cm" svg:height="1.325cm" svg:x="3.498cm" svg:y="11.92cm">
          <text:p text:style-name="P11"><text:span text:style-name="T4">Dp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1.53cm" svg:height="1.325cm" svg:x="12.35cm" svg:y="11.92cm">
          <text:p text:style-name="P11"><text:span text:style-name="T4">C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7" draw:id="id17" draw:layer="layout" svg:width="2.937cm" svg:height="1.675cm" svg:x="12.387cm" svg:y="2.483cm">
          <draw:glue-point draw:id="4" svg:x="-0.902cm" svg:y="-0.508cm" draw:align="center"/>
          <draw:glue-point draw:id="5" svg:x="3.246cm" svg:y="-5cm"/>
          <text:p text:style-name="P2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2" draw:id="id12" draw:layer="layout" svg:width="2.938cm" svg:height="1.676cm" svg:x="9.99cm" svg:y="5.005cm">
          <draw:glue-point draw:id="4" svg:x="-0.902cm" svg:y="-0.508cm" draw:align="center"/>
          <draw:glue-point draw:id="5" svg:x="3.246cm" svg:y="-5cm"/>
          <text:p text:style-name="P2"><text:span text:style-name="T1">Draft </text:span></text:p>
          <text:p text:style-name="P2"><text:span text:style-name="T1">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1.527cm" svg:height="1.326cm" svg:x="11.807cm" svg:y="1.157cm">
          <text:p text:style-name="P11"><text:span text:style-name="T4">D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5.324cm" svg:y1="3.32cm" svg:x2="23.666cm" svg:y2="4.663cm" draw:start-shape="id17" draw:start-glue-point="1" draw:end-shape="id4" draw:end-glue-point="4" svg:d="M15324 3320h8342v1343" svg:viewBox="0 0 8343 1344">
          <text:p/>
        </draw:connector>
        <draw:connector draw:style-name="gr1" draw:text-style-name="P1" draw:layer="layout" svg:x1="7.552cm" svg:y1="4.645cm" svg:x2="12.387cm" svg:y2="3.32cm" draw:start-shape="id7" draw:start-glue-point="4" draw:end-shape="id17" draw:end-glue-point="3" svg:d="M7552 4645v-1325h4835" svg:viewBox="0 0 4836 1326">
          <text:p/>
        </draw:connector>
        <draw:custom-shape draw:style-name="gr32" draw:text-style-name="P6" xml:id="id8" draw:id="id8" draw:layer="layout" svg:width="1.536cm" svg:height="1.325cm" svg:x="6.797cm" svg:y="7.82cm">
          <text:p text:style-name="P2"><text:span text:style-name="T3">Re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14" draw:id="id14" draw:layer="layout" svg:width="1.534cm" svg:height="1.326cm" svg:x="9.859cm" svg:y="10.716cm">
          <text:p text:style-name="P2"><text:span text:style-name="T3">Re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xml:id="id9" draw:id="id9" draw:layer="layout" svg:width="1.498cm" svg:height="1.324cm" svg:x="5.422cm" svg:y="10.607cm">
          <text:p text:style-name="P2"><text:span text:style-name="T2">D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xml:id="id13" draw:id="id13" draw:layer="layout" svg:width="1.499cm" svg:height="1.326cm" svg:x="10.713cm" svg:y="7.721cm">
          <text:p text:style-name="P2"><text:span text:style-name="T2">D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svg:x1="19.465cm" svg:y1="6.681cm" svg:x2="19.468cm" svg:y2="7.641cm" draw:start-shape="id18" draw:start-glue-point="2" draw:end-shape="id19" draw:end-glue-point="4" svg:d="M19465 6681v454h3v506" svg:viewBox="0 0 4 961">
          <text:p/>
        </draw:connector>
        <draw:custom-shape draw:style-name="gr35" draw:text-style-name="P5" xml:id="id19" draw:id="id19" draw:layer="layout" svg:width="1.499cm" svg:height="1.326cm" svg:x="18.718cm" svg:y="7.641cm">
          <text:p text:style-name="P2"><text:span text:style-name="T2">D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20" draw:id="id20" draw:layer="layout" svg:width="1.507cm" svg:height="1.325cm" svg:x="21.764cm" svg:y="13.419cm">
          <text:p text:style-name="P2"><text:span text:style-name="T3">Re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20.115cm" svg:y1="14.083cm" svg:x2="21.764cm" svg:y2="14.082cm" draw:start-shape="id3" draw:end-shape="id20" draw:end-glue-point="6" svg:d="M20115 14083h791v-1h858" svg:viewBox="0 0 1650 2">
          <text:p/>
        </draw:connector>
        <draw:frame draw:style-name="gr37" draw:text-style-name="P14" draw:layer="layout" svg:width="15.61cm" svg:height="2.647cm" svg:x="11.311cm" svg:y="18.454cm">
          <draw:text-box>
            <text:p text:style-name="P13"><text:span text:style-name="T5">AP Work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3T22:58:52.85</meta:creation-date>
    <dc:date>2017-01-26T22:32:34.099000000</dc:date>
    <meta:editing-duration>PT6H45M58S</meta:editing-duration>
    <meta:editing-cycles>25</meta:editing-cycles>
    <meta:generator>LibreOffice/5.2.4.2$Windows_x86 LibreOffice_project/3d5603e1122f0f102b62521720ab13a38a4e0eb0</meta:generator>
    <meta:document-statistic meta:object-count="53"/>
  </office:meta>
</office:document-meta>
</file>